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RUPO GOMBU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IZA MAMANI, VICTORIA BONIFAC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IZA MAMANI, VICTORIA BONIFAC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2770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0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3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23:06:2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